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ius ADF No21" svg:font-family="'Gillius ADF No2'"/>
    <style:font-face style:name="Gillius ADF No22" svg:font-family="'Gillius ADF No2'" style:font-adornments="Regular"/>
    <style:font-face style:name="DejaVu Sans1" svg:font-family="'DejaVu Sans'" style:font-pitch="variable"/>
    <style:font-face style:name="Gillius ADF No2" svg:font-family="'Gillius ADF No2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solid" draw:fill-color="#ffffcc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c5000b" draw:opacity="30%" draw:textarea-horizontal-align="justify" draw:textarea-vertical-align="middle" draw:auto-grow-height="false" draw:shadow-opacity="30%"/>
    </style:style>
    <style:style style:name="gr4" style:family="graphic" style:parent-style-name="standard">
      <style:graphic-properties svg:stroke-color="#000000" draw:fill="solid" draw:fill-color="#ffffcc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="solid" draw:fill-color="#e6e6e6" draw:opacity="50%" draw:textarea-horizontal-align="justify" draw:textarea-vertical-align="middle" draw:auto-grow-height="false" draw:shadow-opacity="50%"/>
    </style:style>
    <style:style style:name="gr7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cm" svg:stroke-color="#ffffff" draw:marker-start-width="0.2cm" draw:marker-end-width="0.2cm" svg:stroke-opacity="67%" draw:fill="solid" draw:fill-color="#ff950e" draw:opacity="20%" draw:textarea-horizontal-align="justify" draw:textarea-vertical-align="middle" draw:auto-grow-height="false" fo:padding-top="0.125cm" fo:padding-bottom="0.125cm" fo:padding-left="0.25cm" fo:padding-right="0.25cm" draw:shadow-opacity="2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4" style:family="graphic" style:parent-style-name="standard">
      <style:graphic-properties svg:stroke-width="0.15cm" svg:stroke-color="#c5000b" draw:marker-start-width="0.425cm" draw:marker-end-width="0.425cm" svg:stroke-opacity="67%" draw:fill="none" draw:fill-color="#ff950e" draw:opacity="100%" draw:textarea-horizontal-align="justify" draw:textarea-vertical-align="middle" draw:auto-grow-height="false" fo:padding-top="0.2cm" fo:padding-bottom="0.2cm" fo:padding-left="0.325cm" fo:padding-right="0.325cm" draw:shadow-opacity="100%"/>
    </style:style>
    <style:style style:name="gr15" style:family="graphic" style:parent-style-name="standard">
      <style:graphic-properties svg:stroke-width="0.15cm" svg:stroke-color="#0084d1" draw:marker-start-width="0.425cm" draw:marker-end-width="0.425cm" svg:stroke-opacity="67%" draw:fill="none" draw:fill-color="#ff950e" draw:opacity="100%" draw:textarea-horizontal-align="justify" draw:textarea-vertical-align="middle" draw:auto-grow-height="false" fo:padding-top="0.2cm" fo:padding-bottom="0.2cm" fo:padding-left="0.325cm" fo:padding-right="0.325cm" draw:shadow-opacity="100%"/>
    </style:style>
    <style:style style:name="gr16" style:family="graphic" style:parent-style-name="standard">
      <style:graphic-properties svg:stroke-width="0.15cm" svg:stroke-color="#ff950e" draw:marker-start-width="0.425cm" draw:marker-end-width="0.425cm" svg:stroke-opacity="67%" draw:fill="none" draw:fill-color="#ff950e" draw:opacity="100%" draw:textarea-horizontal-align="justify" draw:textarea-vertical-align="middle" draw:auto-grow-height="false" fo:padding-top="0.2cm" fo:padding-bottom="0.2cm" fo:padding-left="0.325cm" fo:padding-right="0.325cm" draw:shadow-opacity="100%"/>
    </style:style>
    <style:style style:name="gr17" style:family="graphic" style:parent-style-name="objectwithoutfill">
      <style:graphic-properties svg:stroke-width="0.05cm" svg:stroke-color="#ff950e" draw:marker-start-width="0.275cm" draw:marker-end="Extrémités_20_de_20_flèche_20_1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0084d1" draw:marker-start-width="0.275cm" draw:marker-end="Extrémités_20_de_20_flèche_20_1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c5000b" draw:marker-start-width="0.275cm" draw:marker-end="Extrémités_20_de_20_flèche_20_1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Gillius ADF No2" fo:font-size="10pt" style:font-size-asian="10pt" style:font-size-complex="10pt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style:font-name="Lato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ato" fo:font-size="10pt" style:font-size-asian="10pt" style:font-size-complex="10pt"/>
    </style:style>
    <style:style style:name="P6" style:family="paragraph">
      <style:paragraph-properties fo:text-align="center"/>
      <style:text-properties style:font-name="Lato" fo:font-size="12pt" style:font-size-asian="12pt" style:font-size-complex="12pt"/>
    </style:style>
    <style:style style:name="P7" style:family="paragraph">
      <style:paragraph-properties fo:text-align="center"/>
      <style:text-properties style:font-name="Lato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color="#c5000b" style:font-name="Lato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color="#ff950e" style:font-name="Lato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0084d1" style:font-name="Lato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style:font-name="Gillius ADF No2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Lato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text-position="sub 58%" style:font-name="Lat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Lato" fo:font-size="12pt" style:font-size-asian="12pt" style:font-size-complex="12pt"/>
    </style:style>
    <style:style style:name="T4" style:family="text">
      <style:text-properties fo:color="#000000" style:font-name="Lato" fo:font-size="12pt" fo:font-weight="bold" style:font-name-asian="Gillius ADF No22" style:font-size-asian="12pt" style:font-weight-asian="bold" style:font-name-complex="Gillius ADF No22" style:font-size-complex="12pt" style:font-weight-complex="bold"/>
    </style:style>
    <style:style style:name="T5" style:family="text">
      <style:text-properties fo:color="#000000" style:text-position="sub 58%" style:font-name="Lato" fo:font-size="12pt" fo:font-weight="bold" style:font-name-asian="Gillius ADF No22" style:font-size-asian="12pt" style:font-weight-asian="bold" style:font-name-complex="Gillius ADF No22" style:font-size-complex="12pt" style:font-weight-complex="bold"/>
    </style:style>
    <style:style style:name="T6" style:family="text">
      <style:text-properties fo:color="#000000" style:font-name="Lato" fo:font-size="12pt" style:font-name-asian="Gillius ADF No22" style:font-size-asian="12pt" style:font-name-complex="Gillius ADF No22" style:font-size-complex="12pt"/>
    </style:style>
    <style:style style:name="T7" style:family="text">
      <style:text-properties style:font-name="Lato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Lato" fo:font-size="10pt" style:font-size-asian="10pt" style:font-size-complex="10pt"/>
    </style:style>
    <style:style style:name="T9" style:family="text">
      <style:text-properties style:font-name="Lato" fo:font-size="12pt" style:font-size-asian="12pt" style:font-size-complex="12pt"/>
    </style:style>
    <style:style style:name="T10" style:family="text">
      <style:text-properties style:font-name="Lato" fo:font-size="12pt" style:font-name-asian="Gillius ADF No22" style:font-size-asian="12pt" style:font-name-complex="Gillius ADF No22" style:font-size-complex="12pt"/>
    </style:style>
    <style:style style:name="T11" style:family="text">
      <style:text-properties style:font-name="Lato" fo:font-size="8pt" style:font-name-asian="Gillius ADF No22" style:font-size-asian="8pt" style:font-name-complex="Gillius ADF No22" style:font-size-complex="8pt"/>
    </style:style>
    <style:style style:name="T12" style:family="text">
      <style:text-properties style:font-name="Lato" fo:font-size="10pt" fo:font-weight="bold" style:font-name-asian="Gillius ADF No22" style:font-size-asian="10pt" style:font-weight-asian="bold" style:font-name-complex="Gillius ADF No22" style:font-size-complex="10pt" style:font-weight-complex="bold"/>
    </style:style>
    <style:style style:name="T13" style:family="text">
      <style:text-properties fo:color="#c5000b" style:font-name="Lat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c5000b" style:font-name="Lato" fo:font-size="16pt" fo:font-weight="bold" style:font-name-asian="Gillius ADF No22" style:font-size-asian="16pt" style:font-weight-asian="bold" style:font-name-complex="Gillius ADF No22" style:font-size-complex="16pt" style:font-weight-complex="bold"/>
    </style:style>
    <style:style style:name="T15" style:family="text">
      <style:text-properties fo:color="#c5000b" style:text-position="sub 58%" style:font-name="Lato" fo:font-size="16pt" fo:font-weight="bold" style:font-name-asian="Gillius ADF No22" style:font-size-asian="16pt" style:font-weight-asian="bold" style:font-name-complex="Gillius ADF No22" style:font-size-complex="16pt" style:font-weight-complex="bold"/>
    </style:style>
    <style:style style:name="T16" style:family="text">
      <style:text-properties fo:color="#ff950e" style:font-name="Lato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f950e" style:font-name="Lato" fo:font-size="16pt" fo:font-weight="bold" style:font-name-asian="Gillius ADF No22" style:font-size-asian="16pt" style:font-weight-asian="bold" style:font-name-complex="Gillius ADF No22" style:font-size-complex="16pt" style:font-weight-complex="bold"/>
    </style:style>
    <style:style style:name="T18" style:family="text">
      <style:text-properties fo:color="#ff950e" style:text-position="sub 58%" style:font-name="Lato" fo:font-size="16pt" fo:font-weight="bold" style:font-name-asian="Gillius ADF No22" style:font-size-asian="16pt" style:font-weight-asian="bold" style:font-name-complex="Gillius ADF No22" style:font-size-complex="16pt" style:font-weight-complex="bold"/>
    </style:style>
    <style:style style:name="T19" style:family="text">
      <style:text-properties fo:color="#0084d1" style:font-name="Lato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Lato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1.5cm" svg:x="5.8cm" svg:y="4.4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2.6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0.1cm" svg:y="4.4cm">
          <text:p text:style-name="P2"><text:span text:style-name="T1">M</text:span><text:span text:style-name="T2">T</text:span><text:span text:style-name="T3"> pea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0.1cm" svg:y="5.9cm">
          <text:p text:style-name="P2"><text:span text:style-name="T4">M</text:span><text:span text:style-name="T5">T</text:span><text:span text:style-name="T6"> tai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2cm" svg:height="1.5cm" svg:x="2.6cm" svg:y="4.4cm">
          <text:p text:style-name="P4"><text:span text:style-name="T7"/></text:p>
          <text:p text:style-name="P4"><text:span text:style-name="T7"/></text:p>
          <text:p text:style-name="P4"><text:span text:style-name="T7">1</text:span><text:span text:style-name="T7">ℓ</text:span><text:span text:style-name="T7"> top</text:span><text:span text:style-name="T8"> </text:span></text:p>
          <text:p text:style-name="P4"><text:span text:style-name="T8">dominated</text:span></text:p>
          <text:p text:style-name="P4"><text:span text:style-name="T8"><text:s/></text:span></text:p>
          <text:p text:style-name="P4"><text:span text:style-name="T8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cm" svg:height="1.5cm" svg:x="2.6cm" svg:y="2.9cm">
          <text:p text:style-name="P4"><text:span text:style-name="T9">Preselection 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cm" svg:height="1.5cm" svg:x="5.8cm" svg:y="2.9cm">
          <text:p text:style-name="P4"><text:span text:style-name="T10">0 </text:span><text:span text:style-name="T9">b-ta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cm" svg:height="1.5cm" svg:x="0.1cm" svg:y="2.9cm">
          <text:p text:style-name="P4"><text:span text:style-name="T9">Selection</text:span></text:p>
          <text:p text:style-name="P4"><text:span text:style-name="T9">criteria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1cm" svg:y1="2.9cm" svg:x2="0.1cm" svg:y2="7.4cm">
          <text:p/>
        </draw:line>
        <draw:line draw:style-name="gr8" draw:text-style-name="P4" draw:layer="layout" svg:x1="9cm" svg:y1="5.9cm" svg:x2="0.1cm" svg:y2="5.9cm">
          <text:p/>
        </draw:line>
        <draw:line draw:style-name="gr9" draw:text-style-name="P4" draw:layer="layout" svg:x1="2.6cm" svg:y1="2.9cm" svg:x2="2.6cm" svg:y2="7.4cm">
          <text:p/>
        </draw:line>
        <draw:line draw:style-name="gr8" draw:text-style-name="P4" draw:layer="layout" svg:x1="5.8cm" svg:y1="2.9cm" svg:x2="5.8cm" svg:y2="7.4cm">
          <text:p/>
        </draw:line>
        <draw:custom-shape draw:style-name="gr4" draw:text-style-name="P5" draw:layer="layout" svg:width="3.2cm" svg:height="1.5cm" svg:x="5.8cm" svg:y="5.9cm">
          <text:p text:style-name="P4"><text:span text:style-name="T7"/></text:p>
          <text:p text:style-name="P4"><text:span text:style-name="T7">W+jets</text:span><text:span text:style-name="T8"> </text:span></text:p>
          <text:p text:style-name="P4"><text:span text:style-name="T8">dominated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.4cm" svg:y1="7.4cm" svg:x2="0.1cm" svg:y2="7.4cm">
          <text:p/>
        </draw:line>
        <draw:custom-shape draw:style-name="gr10" draw:text-style-name="P7" draw:layer="layout" svg:width="3.2cm" svg:height="1.5cm" svg:x="2.6cm" svg:y="5.9cm">
          <text:p text:style-name="P4"><text:span text:style-name="T12">Signal region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791cm" svg:height="2.481cm" svg:x="1.345cm" svg:y="0.032cm">
          <draw:text-box>
            <text:p text:style-name="P4"><text:span text:style-name="T13">1. Normalize </text:span></text:p>
            <text:p text:style-name="P4"><text:span text:style-name="T13">backgrounds</text:span></text:p>
            <text:p text:style-name="P4"><text:span text:style-name="T13">in </text:span><text:span text:style-name="T14">M</text:span><text:span text:style-name="T15">T</text:span><text:span text:style-name="T13"> peak</text:span></text:p>
          </draw:text-box>
        </draw:frame>
        <draw:frame draw:style-name="gr12" draw:text-style-name="P9" draw:layer="layout" svg:width="3.004cm" svg:height="1.799cm" svg:x="5.822cm" svg:y="0.273cm">
          <draw:text-box>
            <text:p text:style-name="P4"><text:span text:style-name="T16">2. Correct</text:span></text:p>
            <text:p text:style-name="P4"><text:span text:style-name="T17">M</text:span><text:span text:style-name="T18">T</text:span><text:span text:style-name="T16"> tail</text:span></text:p>
          </draw:text-box>
        </draw:frame>
        <draw:frame draw:style-name="gr13" draw:text-style-name="P10" draw:layer="layout" svg:width="4.223cm" svg:height="2.297cm" svg:x="9.764cm" svg:y="0.132cm">
          <draw:text-box>
            <text:p text:style-name="P4"><text:span text:style-name="T19">3. Check</text:span></text:p>
            <text:p text:style-name="P4"><text:span text:style-name="T19">veto and tt→ℓℓ</text:span></text:p>
            <text:p text:style-name="P4"><text:span text:style-name="T19">modeling</text:span></text:p>
          </draw:text-box>
        </draw:frame>
        <draw:custom-shape draw:style-name="gr4" draw:text-style-name="P1" draw:layer="layout" svg:width="3.2cm" svg:height="1.5cm" svg:x="9cm" svg:y="4.4cm">
          <text:p text:style-name="P4"><text:span text:style-name="T7">Fake second </text:span></text:p>
          <text:p text:style-name="P4"><text:span text:style-name="T7">leptons</text:span></text:p>
          <text:p text:style-name="P4"><text:span text:style-name="T20">dominate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cm" svg:height="1.5cm" svg:x="9cm" svg:y="2.9cm">
          <text:p text:style-name="P4"><text:span text:style-name="T9">Reversed</text:span></text:p>
          <text:p text:style-name="P4"><text:span text:style-name="T9">veto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2cm" svg:height="1.5cm" svg:x="9cm" svg:y="5.9cm">
          <text:p text:style-name="P4"><text:span text:style-name="T7">True second </text:span></text:p>
          <text:p text:style-name="P4"><text:span text:style-name="T7">leptons</text:span></text:p>
          <text:p text:style-name="P4"><text:span text:style-name="T20">dominate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cm" svg:height="1.5cm" svg:x="12.2cm" svg:y="2.9cm">
          <text:p text:style-name="P4"><text:span text:style-name="T9">2 lepton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.4cm" svg:y1="2.9cm" svg:x2="15.4cm" svg:y2="7.4cm">
          <text:p/>
        </draw:line>
        <draw:line draw:style-name="gr8" draw:text-style-name="P4" draw:layer="layout" svg:x1="15.4cm" svg:y1="2.9cm" svg:x2="15.4cm" svg:y2="7.4cm">
          <text:p/>
        </draw:line>
        <draw:custom-shape draw:style-name="gr4" draw:text-style-name="P5" draw:layer="layout" svg:width="3.2cm" svg:height="3cm" svg:x="12.2cm" svg:y="4.4cm">
          <text:p text:style-name="P4"><text:span text:style-name="T7"/></text:p>
          <text:p text:style-name="P4"><text:span text:style-name="T7">tt → ℓℓ</text:span></text:p>
          <text:p text:style-name="P4"><text:span text:style-name="T8">dominated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5.4cm" svg:y1="4.4cm" svg:x2="0.1cm" svg:y2="4.4cm">
          <text:p/>
        </draw:line>
        <draw:line draw:style-name="gr8" draw:text-style-name="P4" draw:layer="layout" svg:x1="9cm" svg:y1="2.9cm" svg:x2="9cm" svg:y2="7.4cm">
          <text:p/>
        </draw:line>
        <draw:line draw:style-name="gr8" draw:text-style-name="P4" draw:layer="layout" svg:x1="12.2cm" svg:y1="2.9cm" svg:x2="12.2cm" svg:y2="7.4cm">
          <text:p/>
        </draw:line>
        <draw:line draw:style-name="gr7" draw:text-style-name="P4" draw:layer="layout" svg:x1="15.4cm" svg:y1="2.9cm" svg:x2="0.1cm" svg:y2="2.9cm">
          <text:p/>
        </draw:line>
        <draw:custom-shape draw:style-name="gr14" draw:text-style-name="P11" draw:layer="layout" svg:width="9.6cm" svg:height="1.5cm" svg:x="2.6cm" svg:y="4.4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6.4cm" svg:height="3cm" svg:x="9cm" svg:y="4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2cm" svg:height="3cm" svg:x="5.8cm" svg:y="4.4cm">
          <text:p/>
          <draw:enhanced-geometry svg:viewBox="0 0 21600 21600" draw:type="rectangle" draw:enhanced-path="M 0 0 L 21600 0 21600 21600 0 21600 0 0 Z N"/>
        </draw:custom-shape>
        <draw:path draw:style-name="gr17" draw:text-style-name="P4" draw:layer="layout" svg:width="0.399cm" svg:height="2.399cm" svg:x="8.2cm" svg:y="1.9cm" svg:viewBox="0 0 400 2400" svg:d="M0 0c900 1297 0 2400 0 2400">
          <text:p/>
        </draw:path>
        <draw:path draw:style-name="gr18" draw:text-style-name="P4" draw:layer="layout" svg:width="0.399cm" svg:height="1.899cm" svg:x="11.8cm" svg:y="2.4cm" svg:viewBox="0 0 400 1900" svg:d="M0 0c900 1027 0 1900 0 1900">
          <text:p/>
        </draw:path>
        <draw:path draw:style-name="gr19" draw:text-style-name="P4" draw:layer="layout" svg:width="0.299cm" svg:height="1.899cm" svg:x="2.8cm" svg:y="2.4cm" svg:viewBox="0 0 300 1900" svg:d="M300 0c-675 1027 0 1900 0 19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ius ADF No21" svg:font-family="'Gillius ADF No2'"/>
    <style:font-face style:name="Gillius ADF No22" svg:font-family="'Gillius ADF No2'" style:font-adornments="Regular"/>
    <style:font-face style:name="DejaVu Sans1" svg:font-family="'DejaVu Sans'" style:font-pitch="variable"/>
    <style:font-face style:name="Gillius ADF No2" svg:font-family="'Gillius ADF No2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cm" fo:page-height="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3-10-22T02:14:42</meta:creation-date>
    <dc:date>2014-09-03T17:27:14.087128110</dc:date>
    <dc:creator>Alexandre Aubin</dc:creator>
    <meta:editing-duration>PT14H39M30S</meta:editing-duration>
    <meta:editing-cycles>18</meta:editing-cycles>
    <meta:generator>LibreOffice/4.2.4.2$Linux_X86_64 LibreOffice_project/420m0$Build-2</meta:generator>
    <meta:document-statistic meta:object-count="35"/>
  </office:meta>
</office:document-meta>
</file>